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on" svg:font-family="Lion"/>
    <style:font-face style:name="Liberation Sans1" svg:font-family="'Liberation Sans'" style:font-adornments="Regular" style:font-family-generic="swiss"/>
    <style:font-face style:name="TeXGyreCursor" svg:font-family="TeXGyreCursor" style:font-pitch="fixed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head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draw:fill="none" fo:min-height="0.429cm"/>
    </style:style>
    <style:style style:name="gr9" style:family="graphic" style:parent-style-name="objectwithoutfill">
      <style:graphic-properties svg:stroke-width="0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text-properties style:font-name="Courier"/>
    </style:style>
    <style:style style:name="P3" style:family="paragraph">
      <style:text-properties style:font-name="Liberation Sans2"/>
    </style:style>
    <style:style style:name="P4" style:family="paragraph">
      <style:text-properties style:font-name="Courier" fo:font-size="12pt" style:font-size-asian="12pt" style:font-size-complex="12pt"/>
    </style:style>
    <style:style style:name="T1" style:family="text">
      <style:text-properties style:font-name="Courier" style:font-name-asian="Liberation Sans1" style:font-name-complex="Liberation Sans1"/>
    </style:style>
    <style:style style:name="T2" style:family="text">
      <style:text-properties style:font-name="Liberation Sans2"/>
    </style:style>
    <style:style style:name="T3" style:family="text">
      <style:text-properties style:font-name="Courier" fo:font-size="12pt" style:font-name-asian="Liberation Sans1" style:font-size-asian="12pt" style:font-name-complex="Liberation Sans1" style:font-size-complex="12pt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text-position="sub 58%"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4.121cm" svg:height="1.62cm" draw:transform="skewX (-0.00698131700797734) rotate (0.426034870411816) translate (8.501cm 12.254cm)">
          <text:p/>
          <draw:enhanced-geometry svg:viewBox="0 0 21600 21600" draw:path-stretchpoint-x="10800" draw:path-stretchpoint-y="10800" draw:text-areas="?f3 ?f4 ?f5 ?f6" draw:type="round-rectangle" draw:modifiers="3254.11222136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3cm" svg:height="8cm" svg:x="1.9cm" svg:y="9.6cm">
          <draw:glue-point draw:id="10" svg:x="0.398cm" svg:y="1.25cm"/>
          <draw:glue-point draw:id="11" svg:x="0.398cm" svg:y="1.25cm"/>
          <draw:glue-point draw:id="12" svg:x="0.398cm" svg:y="1.25cm"/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8cm" svg:y1="12.1cm" svg:x2="9.3cm" svg:y2="12.8cm">
          <text:p/>
        </draw:line>
        <draw:line draw:style-name="gr3" draw:text-style-name="P1" draw:layer="layout" svg:x1="10.8cm" svg:y1="12.1cm" svg:x2="12.1cm" svg:y2="14.9cm">
          <text:p/>
        </draw:line>
        <draw:line draw:style-name="gr3" draw:text-style-name="P1" draw:layer="layout" svg:x1="10.8cm" svg:y1="12.1cm" svg:x2="10.6cm" svg:y2="15.5cm">
          <text:p/>
        </draw:line>
        <draw:frame draw:style-name="gr4" draw:text-style-name="P2" draw:layer="controls" svg:width="3.8cm" svg:height="1.65cm" svg:x="3.4cm" svg:y="16.65cm">
          <draw:text-box>
            <text:p text:style-name="P2"><text:span text:style-name="T1">α</text:span></text:p>
          </draw:text-box>
        </draw:frame>
        <draw:path draw:style-name="gr5" draw:text-style-name="P1" draw:layer="controls" svg:width="1.357cm" svg:height="0.227cm" draw:transform="rotate (1.8158405537749) translate (4.82949931062048cm 17.6176300836158cm)" svg:viewBox="0 0 1358 228" svg:d="M0 73c728 388 1358-73 1358-73">
          <text:p/>
        </draw:path>
        <draw:frame draw:style-name="gr6" draw:text-style-name="P3" draw:layer="controls" svg:width="1cm" svg:height="0.962cm" svg:x="10.2cm" svg:y="15.3cm">
          <draw:text-box>
            <text:p text:style-name="P3"><text:span text:style-name="T2">g</text:span></text:p>
          </draw:text-box>
        </draw:frame>
        <draw:line draw:style-name="gr7" draw:text-style-name="P1" draw:layer="controls" svg:x1="10.6cm" svg:y1="15.5cm" svg:x2="12.1cm" svg:y2="14.8cm">
          <text:p/>
        </draw:line>
        <draw:line draw:style-name="gr7" draw:text-style-name="P1" draw:layer="controls" svg:x1="9.3cm" svg:y1="12.8cm" svg:x2="10.6cm" svg:y2="15.5cm">
          <text:p/>
        </draw:line>
        <draw:frame draw:style-name="gr8" draw:text-style-name="P4" draw:layer="controls" svg:width="0.779cm" svg:height="0.734cm" svg:x="10.1cm" svg:y="14.366cm">
          <draw:text-box>
            <text:p text:style-name="P4"><text:span text:style-name="T3">α</text:span></text:p>
          </draw:text-box>
        </draw:frame>
        <draw:path draw:style-name="gr9" draw:text-style-name="P1" draw:layer="controls" svg:width="0.496cm" svg:height="0.136cm" draw:transform="rotate (3.11401645140828) translate (10.6968636504919cm 14.7417050866558cm)" svg:viewBox="0 0 497 137" svg:d="M0 114c303 91 497-114 497-114">
          <text:p/>
        </draw:path>
        <draw:frame draw:style-name="gr10" draw:layer="controls" svg:width="1.6cm" svg:height="1.5cm" svg:x="9.4cm" svg:y="11.4cm">
          <draw:text-box>
            <text:p><text:span text:style-name="T4">a</text:span><text:span text:style-name="T5">║</text:span></text:p>
          </draw:text-box>
        </draw:frame>
        <draw:frame draw:style-name="gr10" draw:layer="controls" svg:width="1.6cm" svg:height="1.5cm" svg:x="11.3cm" svg:y="12.9cm">
          <draw:text-box>
            <text:p><text:span text:style-name="T4">a</text:span><text:span text:style-name="T5">┴</text:span></text:p>
          </draw:text-box>
        </draw:frame>
        <officeooo:annotation svg:x="0cm" svg:y="0cm">
          <dc:date>2016-07-16T22:14:22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on" svg:font-family="Lion"/>
    <style:font-face style:name="Liberation Sans1" svg:font-family="'Liberation Sans'" style:font-adornments="Regular" style:font-family-generic="swiss"/>
    <style:font-face style:name="TeXGyreCursor" svg:font-family="TeXGyreCursor" style:font-pitch="fixed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_20_2" draw:display-name="Arrowhead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e_20_1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21:55:42.510045014</meta:creation-date>
    <dc:date>2016-07-16T22:44:46.440101640</dc:date>
    <meta:editing-duration>PT33M49S</meta:editing-duration>
    <meta:editing-cycles>3</meta:editing-cycles>
    <meta:generator>LibreOffice/4.2.8.2$Linux_X86_64 LibreOffice_project/420m0$Build-2</meta:generator>
    <meta:document-statistic meta:object-count="14"/>
  </office:meta>
</office:document-meta>
</file>